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cm" svg:y1="3cm" svg:x2="8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S PGothic" svg:font-family="'MS PGothic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7T20:53:54.891000000</meta:creation-date>
    <dc:title>DinA5 quer randlos</dc:title>
    <meta:editing-duration>PT47S</meta:editing-duration>
    <meta:editing-cycles>2</meta:editing-cycles>
    <meta:generator>BforCommit/7.0.0.0.alpha0$Windows_X86_64 LibreOffice_project/469d96bf528c60ed5bc844752016a567bf99e9de</meta:generator>
    <meta:initial-creator>Regina Henschel</meta:initial-creator>
    <dc:date>2020-02-27T20:54:41.162000000</dc:date>
    <dc:creator>Regina Henschel</dc:creator>
    <meta:document-statistic meta:object-count="1"/>
    <meta:template xlink:type="simple" xlink:actuate="onRequest" xlink:title="DinA5 quer randlos" xlink:href="../../Build_forCommit/core/instdir/user/template/DinA5%20quer%20randlos.otg" meta:date="2020-02-27T20:53:54.402000000"/>
  </office:meta>
</office:document-meta>
</file>